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 svg:font-family="'Courier New'" style:font-family-generic="modern"/>
    <style:font-face style:name="Luxi Sans1" svg:font-family="'Luxi Sans'" style:font-pitch="variable"/>
    <style:font-face style:name="Nimbus Roman No9 L1" svg:font-family="'Nimbus Roman No9 L'"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uxi Sans" svg:font-family="'Luxi Sans'" style:font-family-generic="swiss" style:font-pitch="variable"/>
    <style:font-face style:name="Nimbus Sans L" svg:font-family="'Nimbus Sans L'" style:font-family-generic="swiss" style:font-pitch="variable"/>
  </office:font-face-decls>
  <office:automatic-styles>
    <style:style style:name="Table1" style:family="table">
      <style:table-properties style:width="5.4896in" fo:margin-left="0.4167in" fo:margin-right="0.7618in" table:align="margins" style:writing-mode="lr-tb"/>
    </style:style>
    <style:style style:name="Table1.A" style:family="table-column">
      <style:table-column-properties style:column-width="5.4896in" style:rel-column-width="65535*"/>
    </style:style>
    <style:style style:name="Table1.A1" style:family="table-cell">
      <style:table-cell-properties fo:padding="0.0382in" fo:border="0.0007in solid #000000"/>
    </style:style>
    <style:style style:name="Table2" style:family="table">
      <style:table-properties style:width="5.5in" fo:margin-left="0.5in" fo:margin-right="0.6681in" table:align="margins" style:writing-mode="lr-tb"/>
    </style:style>
    <style:style style:name="Table2.A" style:family="table-column">
      <style:table-column-properties style:column-width="5.5in" style:rel-column-width="65535*"/>
    </style:style>
    <style:style style:name="Table2.A1" style:family="table-cell">
      <style:table-cell-properties fo:padding="0.0382in" fo:border="0.0007in solid #000000"/>
    </style:style>
    <style:style style:name="P1" style:family="paragraph" style:parent-style-name="Plain_20_Text">
      <style:paragraph-properties fo:text-align="center" style:justify-single-word="false"/>
      <style:text-properties style:font-name="Nimbus Roman No9 L1" fo:font-size="12pt" fo:font-style="italic" fo:font-weight="normal" style:font-size-asian="12pt" style:font-style-asian="italic" style:font-weight-asian="normal" style:font-size-complex="12pt" style:font-style-complex="italic" style:font-weight-complex="normal"/>
    </style:style>
    <style:style style:name="P2" style:family="paragraph" style:parent-style-name="Plain_20_Text">
      <style:text-properties style:font-name="Nimbus Roman No9 L1" fo:font-size="12pt" style:font-size-asian="12pt" style:font-size-complex="12pt"/>
    </style:style>
    <style:style style:name="P3" style:family="paragraph" style:parent-style-name="Plain_20_Text">
      <style:paragraph-properties fo:padding="0.0291in" fo:border-left="none" fo:border-right="none" fo:border-top="none" fo:border-bottom="0.0138in solid #000000" style:join-border="false"/>
      <style:text-properties style:font-name="Nimbus Roman No9 L1" fo:font-size="12pt" style:font-size-asian="12pt" style:font-size-complex="12pt"/>
    </style:style>
    <style:style style:name="P4" style:family="paragraph" style:parent-style-name="Plain_20_Text">
      <style:paragraph-properties fo:margin-left="0.5in" fo:margin-right="0in" fo:text-indent="0in" style:auto-text-indent="false"/>
      <style:text-properties style:font-name="Nimbus Roman No9 L1" fo:font-size="12pt" style:font-size-asian="12pt" style:font-size-complex="12pt"/>
    </style:style>
    <style:style style:name="P5" style:family="paragraph" style:parent-style-name="Plain_20_Text" style:master-page-name="Standard">
      <style:paragraph-properties fo:text-align="center" style:justify-single-word="false" style:page-number="auto"/>
      <style:text-properties style:font-name="Nimbus Roman No9 L1" fo:font-size="12pt" fo:font-weight="bold" style:font-size-asian="12pt" style:font-weight-asian="bold" style:font-size-complex="12pt" style:font-weight-complex="bold"/>
    </style:style>
    <style:style style:name="P6" style:family="paragraph" style:parent-style-name="Plain_20_Text" style:master-page-name="Standard">
      <style:paragraph-properties fo:text-align="center" style:justify-single-word="false" style:page-number="auto"/>
      <style:text-properties style:font-name="Nimbus Roman No9 L1" fo:font-size="12pt" fo:font-weight="normal" style:font-size-asian="12pt" style:font-weight-asian="normal" style:font-size-complex="12pt" style:font-weight-complex="normal"/>
    </style:style>
    <style:style style:name="P7" style:family="paragraph" style:parent-style-name="Plain_20_Text">
      <style:text-properties style:font-name="Nimbus Roman No9 L1" fo:font-size="12pt" style:font-size-asian="12pt" style:font-size-complex="12pt"/>
    </style:style>
    <style:style style:name="P8" style:family="paragraph" style:parent-style-name="Plain_20_Text" style:list-style-name="WW8Num1">
      <style:text-properties style:font-name="Nimbus Roman No9 L1" fo:font-size="12pt" style:font-size-asian="12pt" style:font-size-complex="12pt"/>
    </style:style>
    <style:style style:name="P9" style:family="paragraph" style:parent-style-name="Footer">
      <style:paragraph-properties fo:text-align="center" style:justify-single-word="false"/>
    </style:style>
    <style:style style:name="T1" style:family="text">
      <style:text-properties style:text-position="super 58%"/>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style:font-name="Nimbus Sans L" fo:font-size="10pt" style:font-size-asian="10pt" style:font-size-complex="10pt"/>
    </style:style>
    <style:style style:name="T8" style:family="text">
      <style:text-properties style:font-name="Nimbus Roman No9 L1" style:font-name-asian="Nimbus Roman No9 L1" style:font-name-complex="Nimbus Roman No9 L1"/>
    </style:style>
    <style:style style:name="T9" style:family="text">
      <style:text-properties fo:font-weight="normal" style:font-weight-asian="normal" style:font-weight-complex="normal"/>
    </style:style>
    <style:style style:name="T10" style:family="text">
      <style:text-properties style:font-style-asian="italic"/>
    </style:style>
    <style:style style:name="T11" style:family="text">
      <style:text-properties style:font-style-complex="italic"/>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6">Jayce Dowell – Indiana University</text:span></text:p>
      <text:p text:style-name="P1">August 7, 2008</text:p>
      <text:p text:style-name="P1">Updated: <text:date style:data-style-name="N76" text:date-value="2009-06-01T11:13:54.99">June 1, 2009</text:date></text:p>
      <text:p text:style-name="P2"/>
      <text:p text:style-name="P2"/>
      <text:p text:style-name="P3">1. A GRIDVIEW2/CLEANFLUX Session</text:p>
      <text:p text:style-name="P2">1.1 <text:s/>In order to use the deconvolution routine on a data cube, the cube will need to be viewed in GRIDVIEW2. <text:s/>GRIDVIEW2 is an expanded version of the original GRIDVIEW that includes all of the functionality of the original, plus the ability to deconvolve sources. <text:s/>To start a GRIDVIEW2 session, run:</text:p>
      <text:p text:style-name="P2"/>
      <table:table table:name="Table1" table:style-name="Table1">
        <table:table-column table:style-name="Table1.A"/>
        <table:table-header-rows>
          <table:table-row>
            <table:table-cell table:style-name="Table1.A1" office:value-type="string">
              <text:p text:style-name="P2">@wasinit2</text:p>
              <text:p text:style-name="P2">@alfinit</text:p>
              <text:p text:style-name="P2">@cleaninit2</text:p>
              <text:p text:style-name="P2">restore, 'gridbf_1236+15a.sav'</text:p>
              <text:p text:style-name="P2">gridview2, grid, Cat='ex3d_1236+15a.cat'</text:p>
            </table:table-cell>
          </table:table-row>
        </table:table-header-rows>
      </table:table>
      <text:p text:style-name="P2"/>
      <text:p text:style-name="P2">The major differences between GRIDVIEW and GRIDVIEW2 are in the layout of the buttons near the bottom middle of the window. <text:s/>The buttons have been rearranged to make space for a new “CLEAN REGION” button that is responsible for running the deconvolution. <text:s/>Only the “CLEAN REGION” button can be used to deal with the deconvolution; <text:s/>“MEASURE FLUX” still calls GALFLUX on the raw data. <text:s/></text:p>
      <text:p text:style-name="P2"/>
      <text:p text:style-name="P2">Selecting a region for deconvolution is analogous to measuring the flux. <text:s/>All you need to do is click the “CLEAN REGION” button and draw a box around the source you want to clean. <text:s/>You should draw a larger box than you normally would for measuring the flux so that the regions around the source can be cleaned and remove any side lobe artifacts from nearby sources. <text:s/>The selected region <text:s/>is further padded by 12’ on each side so that sidelobes down to the 5% level can be accounted for at the edge. <text:s/>Although this extra padding is included, it is “hidden” from view and is not displayed in the CLEANVIEW window. <text:s/>In the event that the CLEANVIEW cannot properly pad the selected cleaning region due to a grid edge, an error will appear and the routine will immediately exit. <text:s/>To clean these edge source, you may need to use the adjacent grid.</text:p>
      <text:p text:style-name="P2"/>
      <text:p text:style-name="P2"><text:soft-page-break/>For further information about usage of GRIDVIEW/GRIDVIEW2 see the “Instruction on how to generate, baseline, and 'flatfield' a grid” (http://caborojo.astro.cornell.edu/alfalfalog/idldocs/instruct_gridproc.txt), Section 4.1 for details. <text:s/>Known issues and current limitations of GRIDVIEW2 are listed in Appendix A.</text:p>
      <text:p text:style-name="P2"/>
      <text:p text:style-name="P2">1.2 <text:s/>Once that region box has been draw, CLEANVIEW starts. <text:s/>CLEANVIEW is the utility that handle the setup and control of the deconvolution. <text:s/>The main parts of the routine are:</text:p>
      <text:p text:style-name="P2"/>
      <text:p text:style-name="P2">1.2.1 - <text:span text:style-name="T2">Menus:</text:span> <text:s/>The menus in CLEANVIEW are similar to those in GRIDVIEW2, i.e., ‘Scaling’ controls the scaling of the channel map and ‘Catalogs’ controls the overlay of the AGC, HVC, 3D, Checklist, and Continuum catalogs. <text:s/>For convenience, the catalogs selected in GRIDVIEW2 are automatically selected in CLEANVIEW. <text:s/>The ‘Settings’ menu, however, behaves in a different manner than in GRIDVIEW2. <text:s/>This menu is allows you to select between displaying the spectral and continuum maps and allows for the setting of spatial and spectral smoothing parameters for the map being displayed. <text:s/>There is also an additional ‘Color’ menu where the display color map can be changed if desired. <text:s/>The default color map is a blue-white linear stretch.</text:p>
      <text:p text:style-name="P2"/>
      <text:p text:style-name="P2">1.2.2 - <text:span text:style-name="T2">Image Info:</text:span> <text:s/>This panel display information about the location of the cursor on the current map, as well as the intensity at that pixel. <text:s/>Information about the channel number, velocity, and cleaning status are also displayed at the bottom of the display window.</text:p>
      <text:p text:style-name="P2"/>
      <text:p text:style-name="P2">1.2.3 - <text:span text:style-name="T2">CLEAN Control:</text:span> <text:s/>This panel controls the cleaning process, i.e., how deep the each channel could be cleaned, what channel range to clean, and if channels can be combined into wider pseudo-channels to improve the signal-to-noise. <text:s/>The Grid RMS value cannot be changed and is set at the start of the routine. <text:s/>The other values can be changed. <text:s/>Clicking on the “<text:span text:style-name="T5">Combine to Improve S/N?</text:span>” button changes the value from “<text:span text:style-name="T5">No</text:span>” to “<text:span text:style-name="T5">Yes</text:span>” and vice versa. <text:s/></text:p>
      <text:p text:style-name="P2"/>
      <text:p text:style-name="P2">The “<text:span text:style-name="T5">Combine to Improve S/N?</text:span>” button needs additional explanation. <text:s/>On weaker sources the per channel signal-to-noise ratio is too low for the cleaning to be effective, i.e., few channels have sufficient flux for the cleaning method to iterate. <text:s/>In order to overcome this, this option can be enabled to combine adjacent channels together. <text:s/>This is done as follows:</text:p>
      <text:list xml:id="list1776504172" text:style-name="WW8Num1">
        <text:list-item>
          <text:p text:style-name="P8">The number of channels in the channel range is found and then factored. <text:s/>These factors are then arranged in increasing order.</text:p>
        </text:list-item>
        <text:list-item>
          <text:p text:style-name="P8">The routine steps through each of the factors combining that number of channels.</text:p>
        </text:list-item>
        <text:list-item>
          <text:p text:style-name="P8"><text:soft-page-break/>The stepping continues until 75% or more of the channels in current range have a peak flux above the flux limit.</text:p>
        </text:list-item>
      </text:list>
      <text:p text:style-name="P2">The deconvolution routine then cleans this new set of pseudo-channels in the same was as it does real channels. <text:s/>Once the deconvolution has completed, the pseudo-channels are split into the appropriate number of real channels. <text:s/>Each of the split channels associated with a pseudo-channel are identical.</text:p>
      <text:p text:style-name="P2"/>
      <text:p text:style-name="P2">1.2.4 - <text:span text:style-name="T2">CLEAN Log:</text:span> <text:s/>After the deconvolution has finished, this panel contains all of the information about how each channel was cleaned. <text:s/>The top two labels (“Flux” and “Iteration”) give a summary of how many channels had an exit status of each type. <text:s/>“Flux” means that the channel was cleaned to the flux limit set by <text:span text:style-name="T7">max([Flux Limit, Grid RMS*Flux Sigma Limit])</text:span>, while “Iteration” means that the channel was cleaned until the iteration limit was reached. <text:s/>The text box below these labels stores detailed information about how each channel was clean. <text:s/>If the “Combine to Improve S/N?” button is set to “Yes”, it also contains information about how many channel were combined to form the higher S/N pseudo-channels. <text:s/>The details of reading this log file can be found in the reference guide to the CLN structure generated by CLEANFLUX. <text:s/>A subset of this information can also be found in Section 1.2.6</text:p>
      <text:p text:style-name="P2"/>
      <text:p text:style-name="P2">1.2.5 - <text:span text:style-name="T2">Buttons:</text:span> <text:s/>The buttons located at the bottom of the window control various aspects of CLEANVIEW. <text:s/>The buttons are:</text:p>
      <text:p text:style-name="P4">“<text:span text:style-name="T5">View Beam</text:span>” computes and launches the BEAMVIEW utility that displays the effective beam pattern as a function of position in the data and allows you to save a JPEG of the central beam. <text:s/>BEAMVIEW is a relatively straight forward program that is documented in Appendix C. <text:s/></text:p>
      <text:p text:style-name="P4"/>
      <text:p text:style-name="P4">“<text:span text:style-name="T5">Clean Region</text:span>” starts the deconvolution of the currently displayed region. <text:s/>When this button is clicked, the values stored in “CLEAN Control” panel are read in and the command line utility “alfa_clean7” is called to carry out the deconvolution. <text:s/>Details about “alfa_clean7” can be found in the guide to the general-purpose deconvolution utilities. <text:s/></text:p>
      <text:p text:style-name="P4"/>
      <text:p text:style-name="P4">“<text:span text:style-name="T5">Velocity Field</text:span>” launches the VELOCITY FIELDVIEW window that allows you to get a quick look at the velocity field around the object that you have drawn a box around. <text:s/>The operation of this button in analogous to the “MEASURE FLUX” buttons in both GRIDVIEW2 and CLEANFLUX. <text:s/>This routine is not fully functional yet and should be used with caution. <text:s/>What documentation that exists on this routine can be found in Appendix D. <text:s/></text:p>
      <text:p text:style-name="P4"/>
      <text:p text:style-name="P4"><text:soft-page-break/>“<text:span text:style-name="T5">Measure Flux</text:span>” launches CLEANFLUX for measuring the flux of an object on the deconvolved map. <text:s/>Its operation is analogous to that of GAFLUX version 3 and is documented in Section 1.3.</text:p>
      <text:p text:style-name="P2"/>
      <text:p text:style-name="P2">1.2.6 - <text:span text:style-name="T2">Usage:</text:span> <text:s/>The window opens with a solid blue background and displays “<text:span text:style-name="T6">Initializing...</text:span>” on the map plot. <text:s/>During this message, the sky variance of the data cube is being computed through an adaptive clipping method from the GSFC's IDL Astronomy User's Library and the beams needed to clean the selected region are generated. <text:s/>Depending on the computer and the size of the selected region, this will take about 60 seconds. <text:s/>Once this has completed, CLEANVIEW can be configured and the deconvolution process started. <text:s/>The main controls are under the “<text:span text:style-name="T5">CLEAN Control</text:span>” panel (see Section 1.2.3). <text:s/>The parameters flux limit, flux sigma limit, and iteration limit control how deeply each channel is cleaned. <text:s/>The default values for these parameters should be sufficient for cleaning most sources. <text:s/>For particularly high-flux sources, i.e., ones with obvious sidelobes, the iteration limit may need to be increased to ensure that all channels are cleaned sufficiently. <text:s/>Channel range and Combine to Improve S/N control which channels are cleaned. <text:s/>Channel range needs to be a two-element comma-separated entry. <text:s/>Only channels in this range are deconvolved; the remaining channels are left untouched. </text:p>
      <text:p text:style-name="P2"/>
      <text:p text:style-name="P2">Deconvolution, like measuring fluxes, is an iterative process. <text:s/>The routines should first be run with the default values here in order to gauge which values need to be tweaked in subsequent runs. <text:s/>Once the initial run has been completed, the log is displayed in the “<text:span text:style-name="T5">CLEAN log</text:span>” panel. <text:s/>To number to first look at is the total number of Iteration limited channels. <text:s/>If there are a large number of iteration limited channels it may be best to increase the iteration limit and try again. <text:s/>Another way to determine the quality of the cleaning is to used the “<text:span text:style-name="T5">Velocity Field</text:span>” button to generate a rough velocity field map. <text:s/>This brings up the VELOCITY FIELDVIEW window that has options to define the rough spectral extent of the source. <text:s/>However, this analysis method works best for only the brightest sources or sources that have relatively large widths. <text:s/>To get a better idea of how the channels were cleaned, it can be informative to read through the log output. <text:s/>Although this output is wordy and rather lengthy, it does provide the most complete view of the deconvolution process. <text:s/>The structure of the log is fully documented in the section that describes the CLN structure. <text:s/>For convenience, the most relevant portion of the documentation is reproduced in Section 1.2.7.</text:p>
      <text:p text:style-name="P2"/>
      <text:p text:style-name="P2">If the region needs to be cleaned again, all you need to do with tweak the relevant parameters and push “Clean Region” again. <text:s/>This will automatically delete the previous results and restart the <text:soft-page-break/>process. <text:s/>Once you are happy with the results, the flux can be measured using the “Measure Flux” button. <text:s/></text:p>
      <text:p text:style-name="P2"/>
      <text:p text:style-name="P2">Information and the beam building process, known issues and limitations of the current version of CLEANVIEW can be found in Appendix B.</text:p>
      <text:p text:style-name="P2"/>
      <text:p text:style-name="P2">1.2.7 - Brief Description of the CLEAN log format: <text:s/>The most important sections</text:p>
      <text:p text:style-name="P2">of this log for determining the quality of the cleaning are in the format of:</text:p>
      <text:p text:style-name="P2"/>
      <table:table table:name="Table2" table:style-name="Table2">
        <table:table-column table:style-name="Table2.A"/>
        <table:table-header-rows>
          <table:table-row>
            <table:table-cell table:style-name="Table2.A1" office:value-type="string">
              <text:p text:style-name="P2">...</text:p>
              <text:p text:style-name="P2">&gt; <text:s/>Channel <text:s/>378 <text:s text:c="2"/></text:p>
              <text:p text:style-name="P2">&gt; <text:s/>exiting on flux limit <text:s text:c="2"/></text:p>
              <text:p text:style-name="P2">&gt; <text:s text:c="2"/>used 137 iterations <text:s/></text:p>
              <text:p text:style-name="P2">&gt; <text:s text:c="2"/>peak at loop exit 16.411306 mJy <text:s text:c="2"/></text:p>
              <text:p text:style-name="P2">&gt; <text:s text:c="2"/>residual RMS is 2.5879821 mJy</text:p>
              <text:p text:style-name="P2">...</text:p>
            </table:table-cell>
          </table:table-row>
        </table:table-header-rows>
      </table:table>
      <text:p text:style-name="P2"/>
      <text:p text:style-name="P2">The first line gives the channel (or pseudo-channel if CLEANVIEW is configured to with the “Combine to improve S/N?” option is set to yes) number. <text:s/>The second contains what condition caused the cleaning loop to exit on that channel (flux or iteration limit). <text:s/>The next line gives the number of iterations used in cleaning. <text:s/>For channels with no peaks about the flux density thresholds set by FLUX_LIMIT and SIGMA_list, this value is zero. <text:s/>The fourth line gives the flux density of the last peak cleaned. <text:s/>These two lines are particularly useful in determining to what depth each channel should be cleaned. <text:s/>The final line gives the RMS of the remaining (un-cleaned) component of the channel. <text:s/>For a well cleaned channel, this value should be comparable to the value stored in ROBUST_RMS.</text:p>
      <text:p text:style-name="P2"/>
      <text:p text:style-name="P2">1.3 <text:s/>Once a flux box has been drawn in CLEANVIEW, CLEANFLUX is started and used to measure the source position, velocity, flux, etc. <text:s/>CLEANFLUX is basically GALFLUX version 3 that has been modified to account for the fact that (1) the deconvolved data already has its polarizations combined and (2) that the clean beam has a different integrated area for each source. <text:s/>See the “Instruction on how to generate, baseline, and 'flatfield' a grid”, Section 4.2 for details on the usage of CLEANFLUX/GALFLUX.</text:p>
      <text:p text:style-name="P2"/>
      <text:p text:style-name="P2"/>
      <text:p text:style-name="P3"><text:soft-page-break/>Appendix A: <text:s/>Known Issues and Limitations of GRIDVIEW2</text:p>
      <text:p text:style-name="P2">A.1 - <text:span text:style-name="T2">Know Issues:</text:span></text:p>
      <text:p text:style-name="P2">There are currently no known issues with this routine.</text:p>
      <text:p text:style-name="P2"/>
      <text:p text:style-name="P2">A.2 - <text:span text:style-name="T2">Limitations:</text:span></text:p>
      <text:p text:style-name="P2">There are currently no limitations, relative to GRIDVIEW, with this routine.</text:p>
      <text:p text:style-name="P2"/>
      <text:p text:style-name="P2"/>
      <text:p text:style-name="P3">Appendix B: <text:s/>The Beam Building Process, Known Issues, and Limitations of CLEANVIEW</text:p>
      <text:p text:style-name="P2">B.1 – <text:span text:style-name="T3">The Beam Building Process:</text:span></text:p>
      <text:p text:style-name="P2">Although the effective beam pattern is position-dependent, CLEANVIEW uses a variety of approximations to reduce the computational load associated with generating a beam pattern for each pixel that needs to be cleaned. <text:s/>These approximations are based on the fact that beam changes shape faster in dec. than it does in RA. <text:s/>This allows CLEANVIEW to take a “smart” <text:s/>approach to modeling the beams. <text:s/>First, beams for the entire dec. range are created for the RA value that lies at the center of the region to be cleaned. <text:s/>Next, the weight map for the regions is examined to find pixels where the weight changes relative to the central strip of beams. <text:s/>For each pixel where the changes is <text:span text:style-name="T8">≥</text:span>10%, a new beam is computed. <text:s/>Finally, the remaining area of the grid is filled in my copying the computed beams to areas that do not have a beam. <text:s/>The copying is carried out from east to west. <text:s/></text:p>
      <text:p text:style-name="P2"/>
      <text:p text:style-name="P2">B.2 - <text:span text:style-name="T2">Know Issues:</text:span></text:p>
      <text:p text:style-name="P2">There is an issue with the coordinate system the cursor sees when switching between CLEANVIEW and BEAMVIEW/VELOCITY FIELDVIEW. <text:s/>This causes the coordinate system in the channel map window to be reset and the Image Info panel to not update. <text:s/>To fix this, simply left click once on the channel map window. <text:s/>This will reset the coordinates and start the Image Info panel updating.</text:p>
      <text:p text:style-name="P2"><text:s text:c="2"/></text:p>
      <text:p text:style-name="P2">Altering the scaling/colorbar options before deconvolution causes CLEANVIEW to crash. <text:s/>This problem happens because the arrays that hold the cleaned map are initialized to zero at the start of CLEANVIEW. <text:s/>Typing “retall” at the IDL command prompt should clear this up. <text:s/></text:p>
      <text:p text:style-name="P2"><text:s text:c="2"/></text:p>
      <text:p text:style-name="P2">B.3 - <text:span text:style-name="T2">Limitations:</text:span></text:p>
      <text:p text:style-name="P2">Not all of the catalogs listed in GRIDVIEW2 are currently available in CLEANVIEW. <text:s/>The catalogs that are missing are Multi-AGC and NVSS.</text:p>
      <text:p text:style-name="P2"><text:s text:c="2"/></text:p>
      <text:p text:style-name="P2"><text:soft-page-break/>There is currently no option that allows you to jump to a specific channel. <text:s/>The only way to move between channels is by moving the channel slider. <text:s/></text:p>
      <text:p text:style-name="P2"/>
      <text:p text:style-name="P2">When using logarithmic or histogram equalization scaling, the colorbar is forced to automatic scaling. <text:s/>Linear scaling is currently the only option that supports constant (-5 to 10 mJy/beam) scaling.</text:p>
      <text:p text:style-name="P2"/>
      <text:p text:style-name="P2">The grid RMS computed and displayed by CLEANVIEW is not a rigourous RMS. <text:s/>Rather it is the RMS associated with ~1,000,000 pixels (~1/16<text:span text:style-name="T1">th</text:span> of the total pixels) from the grid.d structure. <text:s/>This method is used because it is much faster and less memory intensive than using the full grid.d array. <text:s/>The two values are also in good agreement with each other, with a difference less than 0.01 mJy/beam.</text:p>
      <text:p text:style-name="P2"/>
      <text:p text:style-name="P2">The file format saved using File-&gt;Save Data is currently only documented in the file “<text:span text:style-name="T9">A Guide to the Structures Returned by CleanFlux and CleanView”.</text:span></text:p>
      <text:p text:style-name="P2"/>
      <text:p text:style-name="P2">When the “<text:span text:style-name="T5">Combine to Improve S/N?</text:span>” option is selected, there may be an issue with using a channel range that specifies a prime number of channels. <text:s/>This is due to the way that channels are combined in only integer multiples. <text:s/>Care should be taken not to specify a channel range that has a prime number of channels. <text:s/>Channel ranges that are multiples of two are best. <text:s/>For an alternative description of this particular limitation, see Section B.5 of the “The General-Purpose Command Line Utilities for the Deconvolution of ALFALFA Data Cubes<text:span text:style-name="T9">”</text:span><text:span text:style-name="T2"> </text:span>document.</text:p>
      <text:p text:style-name="P2"/>
      <text:p text:style-name="P2"/>
      <text:p text:style-name="P3">Appendix C: <text:s/>BEAMVIEW</text:p>
      <text:p text:style-name="P2">BEAMVIEW is a utility for displaying the effective beam patterns computed by build_beam5 for the deconvolution. <text:s/>The five main parts to this routine are: <text:s/>the “<text:span text:style-name="T6">Effective Beam Pattern</text:span>” plot window, the “<text:span text:style-name="T6">Unique Beam Regions</text:span>” plot window, the “<text:span text:style-name="T5">Detail</text:span>” panel, the “<text:span text:style-name="T5">Properties</text:span>” panel, and the “<text:span text:style-name="T6">Beam Modeling </text:span><text:span text:style-name="T5">Log</text:span>” panel. <text:s/>The Detail panel gives information about the beam strength located under the current cursor position on the Effective Beam Pattern plot window while the Properties panel gives details about the beam as a whole. <text:s/>This includes the location (RA/dec and pixel coordinates on the grid displayed in GRIDVIEW2), the fitted FWHP of the beam, and the position angle of the beam in degrees East of North. <text:s/>The Unique Beam Regions plot window displays the area to be cleaned and plots each unique beam as a different color. <text:s/>Clicking on this window updates the Effective Beam Pattern window with the beam used at that point. <text:s/>The Beam Modeling Log panel shows the logs <text:soft-page-break/>generated when the beams were modeled. <text:s/>This information includes how many drifts were used to create the model, if the clean_tools.so library was used for the computations, the position error incurred by modeling the drifts on a discrete grid, and the total time required to model the beams. <text:s/></text:p>
      <text:p text:style-name="P2"/>
      <text:p text:style-name="P2">The BEAMVIEW menu bar as a variety of options for displaying and saving the beam pattern. <text:s/>Under the “<text:span text:style-name="T5">File</text:span>” menu there is an option to export the central beam as a JPEG. <text:s/>Under the “<text:span text:style-name="T5">Color</text:span>” menu, different color maps can be chosen along with the option to invert the colors. <text:s/>The default is a rainbow+white color map. <text:s/>The “<text:span text:style-name="T5">Scaling</text:span>” menu has options to change the stretch displayed from linear to logarithmic and vice versa.</text:p>
      <text:p text:style-name="P2"/>
      <text:p text:style-name="P2">C.1 - <text:span text:style-name="T2">Know Issues:</text:span> <text:s/></text:p>
      <text:p text:style-name="P2">It should be noted that after BEAMVIEW has been closed, it may be necessary to click the map window in CLEANVIEW to re-initialize its coordinate system. <text:s/>Otherwise, the Image Info panel will not update properly.</text:p>
      <text:p text:style-name="P2"/>
      <text:p text:style-name="P2"/>
      <text:p text:style-name="P3">Appendix D: <text:s/>VELOCITY FIELDVIEW</text:p>
      <text:p text:style-name="P2">VELOCITY FIELDVIEW is a utility for creating a rough velocity field of an object. <text:s/>It is invoked using the “Velocity Field” button in CLEANVIEW and drawing a box around the region to examine. <text:s/>The main parts of this routine are:</text:p>
      <text:p text:style-name="P2"/>
      <text:p text:style-name="P2">D.1 - <text:span text:style-name="T2">Menus:</text:span> <text:s/>VELOCITY FIELDVIEW has a variety of menu options for controlling the creation of the velocity field. <text:s/></text:p>
      <text:p text:style-name="P4">“<text:span text:style-name="T5">Color</text:span>” is similar to the color menu in BEAMVIEW and allows for the color velocity field map to be changed.</text:p>
      <text:p text:style-name="P4"/>
      <text:p text:style-name="P4">“<text:span text:style-name="T5">Contours</text:span>” controls how many and of what type of contours are displayed. <text:s/>By default it selects 10 contour levels and overplots white lines at the boundaries of the contours. <text:s/>The overplotting is changed by using the “<text:span text:style-name="T5">Overplot Contours</text:span>” option.</text:p>
      <text:p text:style-name="P4"/>
      <text:p text:style-name="P4">“<text:span text:style-name="T5">Clipping</text:span>” tells the routine which column density values should be displayed in the field map. <text:s/>The default is 10^19 atoms/cm^2.</text:p>
      <text:p text:style-name="P2"/>
      <text:p text:style-name="P2">D.2 - <text:span text:style-name="T2">Spectrum:</text:span> <text:s/>The spectrum consists of the upper three panels in VELOCITY </text:p>
      <text:p text:style-name="P2"><text:soft-page-break/>FIELDVIEW. <text:s/>The uppermost panel deals with adjusting the scale displayed in the spectrum window. <text:s/>This, combined with the right-click zoom, is useful for centering up on a particular feature and adjusting the display range. <text:s/>To apply the new range, simplify click “Rescale”.</text:p>
      <text:p text:style-name="P2"/>
      <text:p text:style-name="P2">The next lower panel displays the the spectrum of the center pixel of the source box. <text:s/>This spectrum can be interacted with using the left, middle, and right mouse buttons. <text:s/>The left button is used in a manner similar to GALFLUX/CLEANFLUX to select the region of interest in the spectrum. <text:s/>The middle button resets the spectrum to its original size and clears all channel markers. <text:s/>The right button allows for zooming in.</text:p>
      <text:p text:style-name="P2"/>
      <text:p text:style-name="P2">Below the spectrum is a panel that displays information about the cursors current location. <text:s/></text:p>
      <text:p text:style-name="P2"/>
      <text:p text:style-name="P2">D.3 - <text:span text:style-name="T2">Buttons:</text:span> <text:s/>There are two buttons located at the bottom of the window, “Reset” and “Compute”. <text:s/></text:p>
      <text:p text:style-name="P4">“<text:span text:style-name="T5">Reset</text:span>” resets the spectrum window to display all channels at a flux density range of -10 to 30 mJy/beam. <text:s/>It also erases the velocity field map window. </text:p>
      <text:p text:style-name="P4"/>
      <text:p text:style-name="P4">“<text:span text:style-name="T5">Compute</text:span>” is used to generate the velocity field map after the upper and lower channel ranges have been selected in the spectrum window using the left mouse button. <text:s/></text:p>
      <text:p text:style-name="P2"/>
      <text:p text:style-name="P2">D.4 - <text:span text:style-name="T2">Usage:</text:span> <text:s/>Specifying the channel range to use in VELOCITY FIELDVIEW is similar to that in GALFLUX/CLEANFLUX; <text:s/>you use the left mouse button to define the range, and the right mouse button to zoom in. <text:s/>Once the range has been picked, you need to click on Compute to generate and display the map. <text:s/>If you need to redo your channel range selection you can either left click a third time to clear the marks (this maintains the current zoom), middle click to clear the marks and reset the view window, or click.</text:p>
      <text:p text:style-name="P2"/>
      <text:p text:style-name="P2">Once a map has been computed, the color, number and type of contours, and clipping levels can to altered to change the display. <text:s/>These options are accessible from the menu bar. <text:s/>It is also possible to save a JPEG version of the velocity field map.</text:p>
      <text:p text:style-name="P2"/>
      <text:p text:style-name="P2">D.5 - <text:span text:style-name="T2">Know Issues:</text:span></text:p>
      <text:p text:style-name="P2">When VELOCITY FIELDVIEW is first started, the coordinate system for the spectrum is not initialized, i.e., the cursor info will not update. <text:s/>To fix this, <text:s/>simply click once on the spectrum window. <text:s/>This should bring up the dashed cross-hairs and begin updating the cursor info. <text:s/>This is sometimes necessary after computing the field map as well.</text:p>
      <text:p text:style-name="P2"><text:soft-page-break/><text:s text:c="2"/></text:p>
      <text:p text:style-name="P2">If “Compute” is clicked before the spectral range is defined, the routine will crash. <text:s/>To recover from this, type ‘retall' at the IDL command prompt.</text:p>
      <text:p text:style-name="P2"><text:s text:c="2"/></text:p>
      <text:p text:style-name="P2">Sometimes when changing clipping levels, the previous velocity field map will not be erased and the new map will be simply overplotted.</text:p>
      <text:p text:style-name="P2"><text:s text:c="2"/></text:p>
      <text:p text:style-name="P2">It may be necessary to click the map window in CLEANVIEW to re-initialize its coordinate system after VELOCITY FIELDVIEW has been exited. <text:s/>Otherwise, CLEANVIEW's Image Info panel will not update proper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face style:name="Luxi Sans1" svg:font-family="'Luxi Sans'" style:font-pitch="variable"/>
    <style:font-face style:name="Nimbus Roman No9 L1" svg:font-family="'Nimbus Roman No9 L'"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uxi Sans" svg:font-family="'Luxi Sans'" style:font-family-generic="swiss"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3339in" style:type="center"/>
          <style:tab-stop style:position="6.66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3339in" style:type="center"/>
          <style:tab-stop style:position="6.6681in" style:type="right"/>
        </style:tab-stops>
      </style:paragraph-properties>
    </style:style>
    <style:style style:name="Numbering_20_Symbols" style:display-name="Numbering Symbols"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5in" text:min-label-width="0.333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Plain_20_Text" style:master-page-name="Standard">
      <style:paragraph-properties fo:text-align="center" style:justify-single-word="false" style:page-number="auto"/>
      <style:text-properties style:font-name="Nimbus Roman No9 L1"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0.9161in" fo:margin-right="0.916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Using CleanFlux with the General ALFALFA Reduction Pipeline to Deconvolve Sources</text:p>
      </style:header>
      <style:footer>
        <text:p text:style-name="MP2">Page <text:page-number text:select-page="current">10</text:page-number> of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1</dc:title>
    <meta:initial-creator>Jayce Dowell</meta:initial-creator>
    <meta:creation-date>2008-05-25T23:36:00</meta:creation-date>
    <dc:date>2009-06-01T11:13:55</dc:date>
    <meta:print-date>2009-06-01T10:57:13</meta:print-date>
    <dc:language>en-US</dc:language>
    <meta:editing-cycles>91</meta:editing-cycles>
    <meta:editing-duration>PT36H46M29S</meta:editing-duration>
    <meta:document-statistic meta:table-count="2" meta:image-count="0" meta:object-count="0" meta:page-count="10" meta:paragraph-count="94" meta:word-count="3482" meta:character-count="20675"/>
    <meta:user-defined meta:name="Info 1"/>
    <meta:user-defined meta:name="Info 2"/>
    <meta:user-defined meta:name="Info 3"/>
    <meta:user-defined meta:name="Info 4"/>
  </office:meta>
</office:document-meta>
</file>